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2866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2.5465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1.4299in"/>
    </style:style>
    <style:style style:name="co24" style:family="table-column">
      <style:table-column-properties fo:break-before="auto" style:column-width="0.498in"/>
    </style:style>
    <style:style style:name="co25" style:family="table-column">
      <style:table-column-properties fo:break-before="auto" style:column-width="1.5366in"/>
    </style:style>
    <style:style style:name="co26" style:family="table-column">
      <style:table-column-properties fo:break-before="auto" style:column-width="0.8846in"/>
    </style:style>
    <style:style style:name="co27" style:family="table-column">
      <style:table-column-properties fo:break-before="auto" style:column-width="1.948in"/>
    </style:style>
    <style:style style:name="co28" style:family="table-column">
      <style:table-column-properties fo:break-before="auto" style:column-width="1.7602in"/>
    </style:style>
    <style:style style:name="co29" style:family="table-column">
      <style:table-column-properties fo:break-before="auto" style:column-width="0.4465in"/>
    </style:style>
    <style:style style:name="co30" style:family="table-column">
      <style:table-column-properties fo:break-before="auto" style:column-width="1.1972in"/>
    </style:style>
    <style:style style:name="co31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a6a6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hep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Enzyme:Prote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 (En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lipid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il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mlanivi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ici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nidi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nzom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gapt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trixa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virim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HI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sox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de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er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andidat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grel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box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fote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fsulod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ftoloza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entrally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etylpyridiniu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ymotryp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bicist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clat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tro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ru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lavird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flupredn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hydro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osm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peptidy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olu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utaster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bast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b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lvi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ala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ptifiba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tesevi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vipi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ludarab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galidesi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libencl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azo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ofantr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ipene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ndacater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ivermec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aglip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toxantr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mycophen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ifurtimox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iketh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sca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obeti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2" office:value-type="string" calcext:value-type="string">
            <text:p>octreo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oxolin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liper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rom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embrolizu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metrexe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irfen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 pulmonary fibrosi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ita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erixaf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om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al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remdesi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os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qu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misynthetic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emisynthetic an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ilodo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im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erbuta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ipr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riaz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rova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mifeno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ursodeoxy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arenic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ximelagatr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rotein from oat</text:p>
          </table:table-cell>
        </table:table-row>
        <table:table-row table:style-name="ro1">
          <table:table-cell/>
          <table:table-cell table:style-name="ce5" office:value-type="string" calcext:value-type="string">
            <text:p>avicu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e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idopropyl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r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cal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trihydroxyflavone</text:p>
          </table:table-cell>
        </table:table-row>
        <table:table-row table:style-name="ro1">
          <table:table-cell/>
          <table:table-cell office:value-type="string" calcext:value-type="string">
            <text:p>bai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glycosyloxyflavone</text:p>
          </table:table-cell>
        </table:table-row>
        <table:table-row table:style-name="ro1">
          <table:table-cell/>
          <table:table-cell office:value-type="string" calcext:value-type="string">
            <text:p>barbiger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office:value-type="string" calcext:value-type="string">
            <text:p>barrig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ea</text:p>
          </table:table-cell>
        </table:table-row>
        <table:table-row table:style-name="ro1">
          <table:table-cell/>
          <table:table-cell office:value-type="string" calcext:value-type="string">
            <text:p>bas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D147</text:p>
          </table:table-cell>
        </table:table-row>
        <table:table-row table:style-name="ro1">
          <table:table-cell/>
          <table:table-cell office:value-type="string" calcext:value-type="string">
            <text:p>belachi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midaz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dioxol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py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ylgedu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yloxy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Part of Chem-Name</text:p>
          </table:table-cell>
        </table:table-row>
        <table:table-row table:style-name="ro1">
          <table:table-cell/>
          <table:table-cell office:value-type="string" calcext:value-type="string">
            <text:p>berbe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cyclogermac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office:value-type="string" calcext:value-type="string">
            <text:p>bilob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lumb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inap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crypt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indigo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phos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ducell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mel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ineapple stem</text:p>
          </table:table-cell>
        </table:table-row>
        <table:table-row table:style-name="ro1">
          <table:table-cell/>
          <table:table-cell office:value-type="string" calcext:value-type="string">
            <text:p>bromothe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usso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roussofla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urixaf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amb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office:value-type="string" calcext:value-type="string">
            <text:p>cae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ntimicrobial peptide: Amphibian</text:p>
          </table:table-cell>
        </table:table-row>
        <table:table-row table:style-name="ro1">
          <table:table-cell/>
          <table:table-cell office:value-type="string" calcext:value-type="string">
            <text:p>cafest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l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lendofla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8819</text:p>
          </table:table-cell>
        </table:table-row>
        <table:table-row table:style-name="ro1">
          <table:table-cell/>
          <table:table-cell office:value-type="string" calcext:value-type="string">
            <text:p>calendoflav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7745 </text:p>
          </table:table-cell>
        </table:table-row>
        <table:table-row table:style-name="ro1">
          <table:table-cell/>
          <table:table-cell office:value-type="string" calcext:value-type="string">
            <text:p>calendu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endula officinalis</text:p>
          </table:table-cell>
        </table:table-row>
        <table:table-row table:style-name="ro1">
          <table:table-cell/>
          <table:table-cell office:value-type="string" calcext:value-type="string">
            <text:p>calixa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ophy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lophycus oppositifolius</text:p>
          </table:table-cell>
        </table:table-row>
        <table:table-row table:style-name="ro1">
          <table:table-cell/>
          <table:table-cell office:value-type="string" calcext:value-type="string">
            <text:p>calmod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: Ca-binding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nnabid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lass: cannabinoid</text:p>
          </table:table-cell>
        </table:table-row>
        <table:table-row table:style-name="ro1">
          <table:table-cell/>
          <table:table-cell table:style-name="ce5"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table:style-name="ce5" office:value-type="string" calcext:value-type="string">
            <text:p>capsa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hydraz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xyacyl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at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ryophyll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clove oil &amp; cannabis</text:p>
          </table:table-cell>
        </table:table-row>
        <table:table-row table:style-name="ro1">
          <table:table-cell/>
          <table:table-cell office:value-type="string" calcext:value-type="string">
            <text:p>cast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oak wood</text:p>
          </table:table-cell>
        </table:table-row>
        <table:table-row table:style-name="ro1">
          <table:table-cell/>
          <table:table-cell office:value-type="string" calcext:value-type="string">
            <text:p>castanosper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Alkaloid from Castanospermum australe</text:p>
          </table:table-cell>
        </table:table-row>
        <table:table-row table:style-name="ro1">
          <table:table-cell/>
          <table:table-cell office:value-type="string" calcext:value-type="string">
            <text:p>cauler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Caulerpa racemosa</text:span></text:p>
          </table:table-cell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id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lorophenyl</text:p>
          </table:table-cell>
          <table:table-cell table:style-name="ce4"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hem group</text:p>
          </table:table-cell>
        </table:table-row>
        <table:table-row table:style-name="ro1">
          <table:table-cell/>
          <table:table-cell table:style-name="ce5" office:value-type="string" calcext:value-type="string">
            <text:p>chrysophan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namaldehy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ag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ll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difo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inospora cordifolia</text:p>
          </table:table-cell>
        </table:table-row>
        <table:table-row table:style-name="ro1">
          <table:table-cell/>
          <table:table-cell table:style-name="ce5" office:value-type="string" calcext:value-type="string">
            <text:p>corosol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mis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quind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kaloid from Cryptolepis sanguinolenta</text:p>
          </table:table-cell>
        </table:table-row>
        <table:table-row table:style-name="ro1">
          <table:table-cell/>
          <table:table-cell table:style-name="ce5" office:value-type="string" calcext:value-type="string">
            <text:p>curcum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Curcuma spp.</text:p>
          </table:table-cell>
        </table:table-row>
        <table:table-row table:style-name="ro1">
          <table:table-cell/>
          <table:table-cell table:style-name="ce5" office:value-type="string" calcext:value-type="string">
            <text:p>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Curcuma spp.</text:p>
          </table:table-cell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 of compounds, e.g. curcumin</text:p>
          </table:table-cell>
        </table:table-row>
        <table:table-row table:style-name="ro1">
          <table:table-cell/>
          <table:table-cell office:value-type="string" calcext:value-type="string">
            <text:p>cyclodex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amily of cyclodextrins</text:p>
          </table:table-cell>
        </table:table-row>
        <table:table-row table:style-name="ro1">
          <table:table-cell/>
          <table:table-cell office:value-type="string" calcext:value-type="string">
            <text:p>cyclooxyge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ntimicrobial peptide</text:p>
          </table:table-cell>
        </table:table-row>
        <table:table-row table:style-name="ro1">
          <table:table-cell/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vs deaminase: more likely and different;</text:p>
          </table:table-cell>
        </table:table-row>
        <table:table-row table:style-name="ro1">
          <table:table-cell/>
          <table:table-cell table:style-name="ce5" office:value-type="string" calcext:value-type="string">
            <text:p>delphi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nthocyanidin from Delphinium and other spp.</text:p>
          </table:table-cell>
        </table:table-row>
        <table:table-row table:style-name="ro1">
          <table:table-cell/>
          <table:table-cell table:style-name="ce5" office:value-type="string" calcext:value-type="string">
            <text:p>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hydrousararot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dini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ipeptid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bas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otec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llag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mb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imillett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Millettia usaramensis</text:p>
          </table:table-cell>
        </table:table-row>
        <table:table-row table:style-name="ro1">
          <table:table-cell/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gel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Bacterial flagella</text:p>
          </table:table-cell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lu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u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eptidase</text:p>
          </table:table-cell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alloylshikim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nylisoliquirit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ia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rotein from wheat</text:p>
          </table:table-cell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table:style-name="ce5" office:value-type="string" calcext:value-type="string">
            <text:p>harpag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Harpagophytum &amp; </text:span><text:span text:style-name="T2">Clerodendrum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harpag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Harpagophytum</text:p>
          </table:table-cell>
        </table:table-row>
        <table:table-row table:style-name="ro1">
          <table:table-cell/>
          <table:table-cell table:style-name="ce5" office:value-type="string" calcext:value-type="string">
            <text:p>hede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Hedera spp.</text:p>
          </table:table-cell>
        </table:table-row>
        <table:table-row table:style-name="ro1">
          <table:table-cell/>
          <table:table-cell table:style-name="ce5" office:value-type="string" calcext:value-type="string">
            <text:p>hemisul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harm</text:p>
          </table:table-cell>
        </table:table-row>
        <table:table-row table:style-name="ro1">
          <table:table-cell/>
          <table:table-cell table:style-name="ce5" office:value-type="string" calcext:value-type="string">
            <text:p>hesper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inok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xyl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droxyusambarens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kaloid from Strychnos usambarensis</text:p>
          </table:table-cell>
        </table:table-row>
        <table:table-row table:style-name="ro1">
          <table:table-cell/>
          <table:table-cell table:style-name="ce5" office:value-type="string" calcext:value-type="string">
            <text:p>indaca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iru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liquirit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iso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ja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lectin from jackfruit seeds</text:p>
          </table:table-cell>
        </table:table-row>
        <table:table-row table:style-name="ro1">
          <table:table-cell/>
          <table:table-cell office:value-type="string" calcext:value-type="string">
            <text:p>jama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kaempf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lavonoid from tea, etc</text:p>
          </table:table-cell>
        </table:table-row>
        <table:table-row table:style-name="ro1">
          <table:table-cell/>
          <table:table-cell table:style-name="ce5" office:value-type="string" calcext:value-type="string">
            <text:p>kamala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z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upep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mon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vidomy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pa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riterpenoid</text:p>
          </table:table-cell>
        </table:table-row>
        <table:table-row table:style-name="ro1">
          <table:table-cell/>
          <table:table-cell table:style-name="ce5" office:value-type="string" calcext:value-type="string">
            <text:p>macaflav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slin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imais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varia + Millettia usaramensis</text:p>
          </table:table-cell>
        </table:table-row>
        <table:table-row table:style-name="ro1">
          <table:table-cell/>
          <table:table-cell table:style-name="ce5" office:value-type="string" calcext:value-type="string">
            <text:p>mearns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earnsi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lber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myricit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Manilkara hexandra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narcis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Isorhamnetin-O-R</text:p>
          </table:table-cell>
        </table:table-row>
        <table:table-row table:style-name="ro1">
          <table:table-cell/>
          <table:table-cell table:style-name="ce5" office:value-type="string" calcext:value-type="string">
            <text:p>oleanol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from olive oil &amp; others</text:p>
          </table:table-cell>
        </table:table-row>
        <table:table-row table:style-name="ro1">
          <table:table-cell/>
          <table:table-cell table:style-name="ce5" office:value-type="string" calcext:value-type="string">
            <text:p>papyri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table:style-name="ce5" office:value-type="string" calcext:value-type="string">
            <text:p>peduncul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various plants</text:p>
          </table:table-cell>
        </table:table-row>
        <table:table-row table:style-name="ro1">
          <table:table-cell/>
          <table:table-cell table:style-name="ce5" office:value-type="string" calcext:value-type="string">
            <text:p>pentameric</text:p>
          </table:table-cell>
          <table:table-cell table:style-name="ce4"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ptid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radim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teroc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er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isinost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gorafeni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ibulo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entose: less frequent than ribose</text:p>
          </table:table-cell>
        </table:table-row>
        <table:table-row table:style-name="ro1">
          <table:table-cell/>
          <table:table-cell table:style-name="ce5" office:value-type="string" calcext:value-type="string">
            <text:p>ruta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azosulfad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a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lod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to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peci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table:style-name="ce5" office:value-type="string" calcext:value-type="string">
            <text:p>spi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trychnopenta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kaloid from Strychnos usambarensis</text:p>
          </table:table-cell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cat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pomegranate</text:p>
          </table:table-cell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trahydrocanna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cannabinoid</text:p>
          </table:table-cell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hymo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ospo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/>
          <table:table-cell table:style-name="ce5" office:value-type="string" calcext:value-type="string">
            <text:p>tryptanth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sararot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Millettia usaramensis</text:p>
          </table:table-cell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ibsa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-s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Group of steroids</text:p>
          </table:table-cell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Broussonetia papyr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aper mulberry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apsicum annu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li peppers</text:p>
          </table:table-cell>
        </table:table-row>
        <table:table-row table:style-name="ro1">
          <table:table-cell/>
          <table:table-cell table:style-name="ce5" office:value-type="string" calcext:value-type="string">
            <text:p>Castanospermum austr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Caulerpa racem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seaweed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lerodendrum volubi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aerugin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xanthorrhiz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Java ginger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Justicia adhatod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canora gangale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lichen</text:p>
          </table:table-cell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uritia flexu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alm</text:p>
          </table:table-cell>
        </table:table-row>
        <table:table-row table:style-name="ro1">
          <table:table-cell/>
          <table:table-cell table:style-name="ce5" office:value-type="string" calcext:value-type="string">
            <text:p>Manilkara hexand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Millettia usaram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in family Fabaceae</text:p>
          </table:table-cell>
        </table:table-row>
        <table:table-row table:style-name="ro1">
          <table:table-cell/>
          <table:table-cell table:style-name="ce5" office:value-type="string" calcext:value-type="string">
            <text:p>Ocimum sanc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cimum tenuiflor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ulsi, holy basil</text:p>
          </table:table-cell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wertia chir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Torreya nuc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nchocerca volvul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/>
          <table:table-cell table:style-name="ce5" office:value-type="string" calcext:value-type="string">
            <text:p>Pseudomonas aerugin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monella enter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ooxanthella</text:p>
          </table:table-cell>
          <table:table-cell office:value-type="string" calcext:value-type="string">
            <text:p>N-ae</text:p>
          </table:table-cell>
          <table:table-cell office:value-type="string" calcext:value-type="string">
            <text:p>Microbio</text:p>
          </table:table-cell>
          <table:table-cell office:value-type="string" calcext:value-type="string">
            <text:p>Symbiont of corals</text:p>
          </table:table-cell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ferrumequi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: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: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oonoses</text:p>
          </table:table-cell>
          <table:table-cell office:value-type="string" calcext:value-type="string">
            <text:p>N:pl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e Calmette-Gué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uillain-Barré syndr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style-name="ce5" office:value-type="string" calcext:value-type="string">
            <text:p>hypercoagulation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string" calcext:value-type="string">
            <text:p>tulsi</text:p>
          </table:table-cell>
          <table:table-cell table:style-name="ce23" office:value-type="string" calcext:value-type="string">
            <text:p>n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lant: Ocimum tenuiflorum</text:p>
          </table:table-cell>
        </table:table-row>
        <table:table-row table:style-name="ro1">
          <table:table-cell/>
          <table:table-cell office:value-type="string" calcext:value-type="string">
            <text:p>Bignoniaceae</text:p>
          </table:table-cell>
          <table:table-cell/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bronchoalveolar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CA</text:p>
          </table:table-cell>
          <table:table-cell/>
          <table:table-cell office:value-type="string" calcext:value-type="string">
            <text:p>Med:Genetics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Buriti oil</text:p>
          </table:table-cell>
          <table:table-cell table:number-columns-repeated="2"/>
          <table:table-cell office:value-type="string" calcext:value-type="string">
            <text:p><text:span text:style-name="T1">palm: </text:span><text:span text:style-name="T2">Mauritia flexuosa</text:span></text:p>
          </table:table-cell>
        </table:table-row>
        <table:table-row table:style-name="ro1">
          <table:table-cell/>
          <table:table-cell office:value-type="string" calcext:value-type="string">
            <text:p>cardiotox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iogen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ioimmun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target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las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ri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table:number-columns-repeated="2"/>
          <table:table-cell table:style-name="ce5"/>
        </table:table-row>
        <table:table-row table:style-name="ro1" table:number-rows-repeated="10484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18" office:value-type="string" calcext:value-type="string">
            <text:p>ABS</text:p>
          </table:table-cell>
          <table:table-cell table:style-name="ce6" office:value-type="string" calcext:value-type="string">
            <text:p>n</text:p>
          </table:table-cell>
          <table:table-cell table:style-name="ce18" office:value-type="string" calcext:value-type="string">
            <text:p>Pharm</text:p>
          </table:table-cell>
          <table:table-cell table:style-name="ce24" office:value-type="string" calcext:value-type="string">
            <text:p>Abbott bioavailability score</text:p>
          </table:table-cell>
        </table:table-row>
        <table:table-row table:style-name="ro1">
          <table:table-cell table:style-name="ce1"/>
          <table:table-cell table:style-name="ce18" office:value-type="string" calcext:value-type="string">
            <text:p>AChR</text:p>
          </table:table-cell>
          <table:table-cell table:style-name="ce6" office:value-type="string" calcext:value-type="string">
            <text:p>n</text:p>
          </table:table-cell>
          <table:table-cell table:style-name="ce18" office:value-type="string" calcext:value-type="string">
            <text:p>Pharm</text:p>
          </table:table-cell>
          <table:table-cell table:style-name="ce5" office:value-type="string" calcext:value-type="string">
            <text:p>acetylcholine receptor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la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A: Alanin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 table:style-name="ce1"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/>
          <table:table-cell office:value-type="string" calcext:value-type="string">
            <text:p>BB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5" office:value-type="string" calcext:value-type="string">
            <text:p>blood-brain barrier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-cell epitope</text:p>
          </table:table-cell>
        </table:table-row>
        <table:table-row table:style-name="ro1">
          <table:table-cell/>
          <table:table-cell office:value-type="string" calcext:value-type="string">
            <text:p>BC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table:style-name="ce5" office:value-type="string" calcext:value-type="string">
            <text:p>Bacille Calmette-Guérin</text:p>
          </table:table-cell>
        </table:table-row>
        <table:table-row table:style-name="ro1">
          <table:table-cell/>
          <table:table-cell office:value-type="string" calcext:value-type="string">
            <text:p>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ioMed Central</text:p>
          </table:table-cell>
        </table:table-row>
        <table:table-row table:style-name="ro1">
          <table:table-cell/>
          <table:table-cell office:value-type="string" calcext:value-type="string">
            <text:p>BM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ritish Medical Journal</text:p>
          </table:table-cell>
        </table:table-row>
        <table:table-row table:style-name="ro1">
          <table:table-cell/>
          <table:table-cell office:value-type="string" calcext:value-type="string">
            <text:p>BS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Basigin, CD147, EMMPRIN</text:p>
          </table:table-cell>
        </table:table-row>
        <table:table-row table:style-name="ro1">
          <table:table-cell/>
          <table:table-cell office:value-type="string" calcext:value-type="string">
            <text:p>BV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bevirimat</text:p>
          </table:table-cell>
        </table:table-row>
        <table:table-row table:style-name="ro1">
          <table:table-cell/>
          <table:table-cell office:value-type="string" calcext:value-type="string">
            <text:p>CAD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omputer-Aided Drug Design</text:p>
          </table:table-cell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Codon adaptation index</text:p>
          </table:table-cell>
        </table:table-row>
        <table:table-row table:style-name="ro1"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clic AMP</text:p>
          </table:table-cell>
        </table:table-row>
        <table:table-row table:style-name="ro1">
          <table:table-cell/>
          <table:table-cell office:value-type="string" calcext:value-type="string">
            <text:p>Cat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thepsin B</text:p>
          </table:table-cell>
        </table:table-row>
        <table:table-row table:style-name="ro1">
          <table:table-cell/>
          <table:table-cell office:value-type="string" calcext:value-type="string">
            <text:p>Ca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thepsin L</text:p>
          </table:table-cell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rbohydrate-binding agent</text:p>
          </table:table-cell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annabinoid</text:p>
          </table:table-cell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holecystokinin</text:p>
          </table:table-cell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Cell Counting Kit</text:p>
          </table:table-cell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2: Monocyte Chemoattractant Protein 1</text:p>
          </table:table-cell>
        </table:table-row>
        <table:table-row table:style-name="ro1">
          <table:table-cell/>
          <table:table-cell office:value-type="string" calcext:value-type="string">
            <text:p>CCL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4: Macrophage Inflammatory Protein 1b</text:p>
          </table:table-cell>
        </table:table-row>
        <table:table-row table:style-name="ro1">
          <table:table-cell/>
          <table:table-cell office:value-type="string" calcext:value-type="string">
            <text:p>CCL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8</text:p>
          </table:table-cell>
        </table:table-row>
        <table:table-row table:style-name="ro1">
          <table:table-cell/>
          <table:table-cell office:value-type="string" calcext:value-type="string">
            <text:p>CCL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Chemokine ligand 11, eosinophil chemotactic protein</text:p>
          </table:table-cell>
        </table:table-row>
        <table:table-row table:style-name="ro1">
          <table:table-cell/>
          <table:table-cell office:value-type="string" calcext:value-type="string">
            <text:p>CD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D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D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asigin</text:p>
          </table:table-cell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yclic Diarylheptanoids</text:p>
          </table:table-cell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inese herbal medicine</text:p>
          </table:table-cell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cis-acting RNA elements</text:p>
          </table:table-cell>
        </table:table-row>
        <table:table-row table:style-name="ro1">
          <table:table-cell/>
          <table:table-cell office:value-type="string" calcext:value-type="string">
            <text:p>C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MP receptor protein</text:p>
          </table:table-cell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Tox</text:p>
          </table:table-cell>
          <table:table-cell table:style-name="ce5" office:value-type="string" calcext:value-type="string">
            <text:p>Comparative Toxicogenomics Database</text:p>
          </table:table-cell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:Proteins</text:p>
          </table:table-cell>
          <table:table-cell table:style-name="ce5" office:value-type="string" calcext:value-type="string">
            <text:p>C-terminal domain</text:p>
          </table:table-cell>
        </table:table-row>
        <table:table-row table:style-name="ro1">
          <table:table-cell/>
          <table:table-cell office:value-type="string" calcext:value-type="string">
            <text:p>CXCL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IL-8</text:p>
          </table:table-cell>
        </table:table-row>
        <table:table-row table:style-name="ro1">
          <table:table-cell/>
          <table:table-cell office:value-type="string" calcext:value-type="string">
            <text:p>CXCR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CXC chemokine receptor 4</text:p>
          </table:table-cell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Differentially expressed gene</text:p>
          </table:table-cell>
        </table:table-row>
        <table:table-row table:style-name="ro1">
          <table:table-cell/>
          <table:table-cell office:value-type="string" calcext:value-type="string">
            <text:p>D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density functional theory</text:p>
          </table:table-cell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table:style-name="ce5" office:value-type="string" calcext:value-type="string">
            <text:p>DPP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dipeptidyl peptidase 4, CD26</text:p>
          </table:table-cell>
        </table:table-row>
        <table:table-row table:style-name="ro1">
          <table:table-cell/>
          <table:table-cell office:value-type="string" calcext:value-type="string">
            <text:p>EB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Infx</text:p>
          </table:table-cell>
          <table:table-cell table:style-name="ce5" office:value-type="string" calcext:value-type="string">
            <text:p>Epstein-Barr Virus</text:p>
          </table:table-cell>
        </table:table-row>
        <table:table-row table:style-name="ro1">
          <table:table-cell/>
          <table:table-cell table:style-name="ce5" office:value-type="string" calcext:value-type="string">
            <text:p>EMMP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Bio</text:p>
          </table:table-cell>
          <table:table-cell table:style-name="ce5" office:value-type="string" calcext:value-type="string">
            <text:p>extracellular matrix metalloproteinase inducer, CD147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table:style-name="ce8" office:value-type="string" calcext:value-type="string">
            <text:p>GE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Gene Expression Omnibus</text:p>
          </table:table-cell>
        </table:table-row>
        <table:table-row table:style-name="ro1">
          <table:table-cell/>
          <table:table-cell table:style-name="ce22" office:value-type="string" calcext:value-type="string">
            <text:p>GI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table:style-name="ce5" office:value-type="string" calcext:value-type="string">
            <text:p>Global Initiative on Sharing All Influenza Data</text:p>
          </table:table-cell>
        </table:table-row>
        <table:table-row table:style-name="ro1">
          <table:table-cell/>
          <table:table-cell table:style-name="ce22" office:value-type="string" calcext:value-type="string">
            <text:p>G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Gene Set Enrichment Analysis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ydrogen bond</text:p>
          </table:table-cell>
        </table:table-row>
        <table:table-row table:style-name="ro1">
          <table:table-cell/>
          <table:table-cell office:value-type="string" calcext:value-type="string">
            <text:p>HBs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epB S antigen</text:p>
          </table:table-cell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HIV protease inhibitor</text:p>
          </table:table-cell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table:style-name="ce5" office:value-type="string" calcext:value-type="string">
            <text:p>IC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indocyanine green</text:p>
          </table:table-cell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Onco</text:p>
          </table:table-cell>
          <table:table-cell table:style-name="ce5" office:value-type="string" calcext:value-type="string">
            <text:p>immune checkpoint inhibitor</text:p>
          </table:table-cell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L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leukin 6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exA</text:p>
          </table:table-cell>
          <table:table-cell/>
          <table:table-cell office:value-type="string" calcext:value-type="string">
            <text:p>Biochem:TF</text:p>
          </table:table-cell>
          <table:table-cell table:style-name="ce5" office:value-type="string" calcext:value-type="string">
            <text:p>TF Repressor: ‘Locus for X-ray sensitivity A’</text:p>
          </table:table-cell>
        </table:table-row>
        <table:table-row table:style-name="ro1">
          <table:table-cell/>
          <table:table-cell office:value-type="string" calcext:value-type="string">
            <text:p>LMN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Pharm:Phyto</text:p>
          </table:table-cell>
          <table:table-cell table:style-name="ce5" office:value-type="string" calcext:value-type="string">
            <text:p>limonene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table:style-name="ce5" office:value-type="string" calcext:value-type="string">
            <text:p>M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multiepitope-based subunit vaccine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multiepitope-based vaccine</text:p>
          </table:table-cell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:Cell</text:p>
          </table:table-cell>
          <table:table-cell table:style-name="ce5" office:value-type="string" calcext:value-type="string">
            <text:p>membraneless organelles</text:p>
          </table:table-cell>
        </table:table-row>
        <table:table-row table:style-name="ro1">
          <table:table-cell/>
          <table:table-cell table:style-name="ce5" office:value-type="string" calcext:value-type="string">
            <text:p>MM-GB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Molecular mechanics generalized Born surface area</text:p>
          </table:table-cell>
        </table:table-row>
        <table:table-row table:style-name="ro1">
          <table:table-cell/>
          <table:table-cell table:style-name="ce5" office:value-type="string" calcext:value-type="string">
            <text:p>MM-PB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Molecular mechanics Poisson-Boltzmann surface area</text:p>
          </table:table-cell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V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mevalonate pathway</text:p>
          </table:table-cell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nicotinic acetylcholine receptor</text:p>
          </table:table-cell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B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ational Center of Bioinformatics</text:p>
          </table:table-cell>
        </table:table-row>
        <table:table-row table:style-name="ro1">
          <table:table-cell/>
          <table:table-cell office:value-type="string" calcext:value-type="string">
            <text:p>N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Nicotinic Cholinergic System</text:p>
          </table:table-cell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table:style-name="ce5" office:value-type="string" calcext:value-type="string">
            <text:p>Non-Pharmaceutical Intervention</text:p>
          </table:table-cell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Infx</text:p>
          </table:table-cell>
          <table:table-cell table:style-name="ce5" office:value-type="string" calcext:value-type="string">
            <text:p>nasopharyngeal swab</text:p>
          </table:table-cell>
        </table:table-row>
        <table:table-row table:style-name="ro1">
          <table:table-cell/>
          <table:table-cell office:value-type="string" calcext:value-type="string">
            <text:p>NP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Infx</text:p>
          </table:table-cell>
          <table:table-cell table:style-name="ce5" office:value-type="string" calcext:value-type="string">
            <text:p>nasopharyngeal swabs</text:p>
          </table:table-cell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, Pharm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B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oisson-Boltzmann surface area</text:p>
          </table:table-cell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Particulate matter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lymorphonuclear leukocytes</text:p>
          </table:table-cell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yrazoloquinolinone</text:p>
          </table:table-cell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P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lant secondary metabolites</text:p>
          </table:table-cell>
        </table:table-row>
        <table:table-row table:style-name="ro1">
          <table:table-cell/>
          <table:table-cell office:value-type="string" calcext:value-type="string">
            <text:p>P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ost-translational modification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table:style-name="ce5" office:value-type="string" calcext:value-type="string">
            <text:p>RA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Renin-Angiotensin-Aldosterone system</text:p>
          </table:table-cell>
        </table:table-row>
        <table:table-row table:style-name="ro1">
          <table:table-cell/>
          <table:table-cell office:value-type="string" calcext:value-type="string">
            <text:p>RB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relative binding capacity index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RO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Rapid Overlay Chemical Similarity</text:p>
          </table:table-cell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Structure-activity relationship</text:p>
          </table:table-cell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/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Transcription Factor Binding Site</text:p>
          </table:table-cell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N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umor Necrosis Fac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transcription start sites</text:p>
          </table:table-cell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 table:number-rows-repeated="10484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enes" table:style-name="ta1">
        <table:table-column table:style-name="co17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Bio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POA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BSG</text:p>
          </table:table-cell>
          <table:table-cell table:number-columns-repeated="2"/>
          <table:table-cell office:value-type="string" calcext:value-type="string">
            <text:p>basigin</text:p>
          </table:table-cell>
        </table:table-row>
        <table:table-row table:style-name="ro1">
          <table:table-cell/>
          <table:table-cell table:style-name="Default" office:value-type="string" calcext:value-type="string">
            <text:p>BT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ND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ACAM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TLA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XCL8</text:p>
          </table:table-cell>
          <table:table-cell table:number-columns-repeated="2"/>
          <table:table-cell office:value-type="string" calcext:value-type="string">
            <text:p>IL-8</text:p>
          </table:table-cell>
        </table:table-row>
        <table:table-row table:style-name="ro1">
          <table:table-cell/>
          <table:table-cell office:value-type="string" calcext:value-type="string">
            <text:p>CXCL10</text:p>
          </table:table-cell>
          <table:table-cell table:number-columns-repeated="2"/>
          <table:table-cell office:value-type="string" calcext:value-type="string">
            <text:p>IP-10, IFNgamma-induced Protein 10; binds to CXCR3;</text:p>
          </table:table-cell>
        </table:table-row>
        <table:table-row table:style-name="ro1">
          <table:table-cell/>
          <table:table-cell office:value-type="string" calcext:value-type="string">
            <text:p>CXCR1</text:p>
          </table:table-cell>
          <table:table-cell table:number-columns-repeated="2"/>
          <table:table-cell office:value-type="string" calcext:value-type="string">
            <text:p>R for IL-8, IL8RA, CD181</text:p>
          </table:table-cell>
        </table:table-row>
        <table:table-row table:style-name="ro1">
          <table:table-cell/>
          <table:table-cell office:value-type="string" calcext:value-type="string">
            <text:p>CXCR3</text:p>
          </table:table-cell>
          <table:table-cell table:number-columns-repeated="2"/>
          <table:table-cell office:value-type="string" calcext:value-type="string">
            <text:p>CD183; binds CXCL10;</text:p>
          </table:table-cell>
        </table:table-row>
        <table:table-row table:style-name="ro1">
          <table:table-cell/>
          <table:table-cell office:value-type="string" calcext:value-type="string">
            <text:p>FCGR2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RIN</text:p>
          </table:table-cell>
          <table:table-cell table:number-columns-repeated="2"/>
          <table:table-cell office:value-type="string" calcext:value-type="string">
            <text:p>Furin peptidase</text:p>
          </table:table-cell>
        </table:table-row>
        <table:table-row table:style-name="ro1">
          <table:table-cell/>
          <table:table-cell office:value-type="string" calcext:value-type="string">
            <text:p>ICAM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G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KAPK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DCD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LEC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MPRS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N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KORC1</text:p>
          </table:table-cell>
          <table:table-cell table:number-columns-repeated="2"/>
          <table:table-cell office:value-type="string" calcext:value-type="string">
            <text:p>Vitamin K epOxide Reductase Complex subunit 1</text:p>
          </table:table-cell>
        </table:table-row>
      </table:table>
      <table:table table:name="Name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io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table:style-name="ce5" office:value-type="string" calcext:value-type="string">
            <text:p>NCBI BioProject; DDBJ BioProject (Jp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oRx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C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ancer Cell Line Encycloped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Em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GDS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table:style-name="ce5" office:value-type="string" calcext:value-type="string">
            <text:p>Genomics of Drug Sensitivity in Canc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Google Schol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LOPAC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Med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iR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iR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harmGK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NPed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ZIN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Region in Ita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ISp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:Assay</text:p>
          </table:table-cell>
          <table:table-cell office:value-type="string" calcext:value-type="string">
            <text:p>Immunology: Enzyme-linked immunosorbent spo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enk ale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enk fil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; same as aler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ANCH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web serv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piPr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ustal Ome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ustal 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DepMa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ancer Dependency Map Port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liP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: Epitope prediction: I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Ellip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lliP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Ensemb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Genome Brows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3" office:value-type="string" calcext:value-type="string">
            <text:p>ExPAS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Swiss Institute of Bioinformatic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Expas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Swiss Institute of Bioinformatic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FireD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GalaxyPepD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Peptide Dock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GalaxyRef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Protein Structu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GEP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Gene Expression Profiling Interactive Analys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3" office:value-type="string" calcext:value-type="string">
            <text:p>Gt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Genotype-Tissue Expressi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GT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Genotype-Tissue Express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GUILDif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HSF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Meta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MiRand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miR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pan text:style-name="T1">Bioinformatics: </text:span>Phobius at EMBL/EB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NetworkAnaly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etwork Graph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PatchD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hyre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PolyPhen-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PROVEA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: Protein Variation Effect Analyz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Schrodinger Maest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SCREEN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SIF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SNAP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ToppGe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3" office:value-type="string" calcext:value-type="string">
            <text:p>ToppGene Sui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ZINC phar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web server</text:p>
          </table:table-cell>
        </table:table-row>
        <table:table-row table:style-name="ro1" table:number-rows-repeated="10485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ellLines" table:style-name="ta1">
        <table:table-column table:style-name="co17" table:default-cell-style-name="Default"/>
        <table:table-column table:style-name="co4" table:default-cell-style-name="ce5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/>
          <table:table-cell office:value-type="string" calcext:value-type="string">
            <text:p>A2780</text:p>
          </table:table-cell>
          <table:table-cell office:value-type="string" calcext:value-type="string">
            <text:p>human</text:p>
          </table:table-cell>
          <table:table-cell table:style-name="ce5" office:value-type="string" calcext:value-type="string">
            <text:p>ovary adenocarcinoma</text:p>
          </table:table-cell>
        </table:table-row>
        <table:table-row table:style-name="ro1">
          <table:table-cell/>
          <table:table-cell office:value-type="string" calcext:value-type="string">
            <text:p>A549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/>
          <table:table-cell office:value-type="string" calcext:value-type="string">
            <text:p>MCF7</text:p>
          </table:table-cell>
          <table:table-cell office:value-type="string" calcext:value-type="string">
            <text:p>human</text:p>
          </table:table-cell>
          <table:table-cell table:style-name="ce5" office:value-type="string" calcext:value-type="string">
            <text:p>breast adenocarcinoma</text:p>
          </table:table-cell>
        </table:table-row>
        <table:table-row table:style-name="ro1">
          <table:table-cell/>
          <table:table-cell table:style-name="Default" office:value-type="string" calcext:value-type="string">
            <text:p>NHB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ormal human bronchial epithelial</text:p>
          </table:table-cell>
        </table:table-row>
        <table:table-row table:style-name="ro1">
          <table:table-cell/>
          <table:table-cell office:value-type="string" calcext:value-type="string">
            <text:p>RAW264.7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macrophage-like</text:p>
          </table:table-cell>
        </table:table-row>
        <table:table-row table:style-name="ro1">
          <table:table-cell/>
          <table:table-cell office:value-type="string" calcext:value-type="string">
            <text:p>SIM-A9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microglial</text:p>
          </table:table-cell>
        </table:table-row>
        <table:table-row table:style-name="ro1">
          <table:table-cell/>
          <table:table-cell office:value-type="string" calcext:value-type="string">
            <text:p>T47D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human breast cancer</text:p>
          </table:table-cell>
        </table:table-row>
        <table:table-row table:style-name="ro1">
          <table:table-cell/>
          <table:table-cell office:value-type="string" calcext:value-type="string">
            <text:p>THP-1</text:p>
          </table:table-cell>
          <table:table-cell table:style-name="ce5" office:value-type="string" calcext:value-type="string">
            <text:p>human</text:p>
          </table:table-cell>
          <table:table-cell office:value-type="string" calcext:value-type="string">
            <text:p>monocytic leukemia</text:p>
          </table:table-cell>
        </table:table-row>
      </table:table>
      <table:table table:name="Ig" table:style-name="ta1">
        <table:table-column table:style-name="co2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B6</text:p>
          </table:table-cell>
          <table:table-cell office:value-type="string" calcext:value-type="string">
            <text:p>mAb hIgG1</text:p>
          </table:table-cell>
          <table:table-cell office:value-type="string" calcext:value-type="string">
            <text:p>SARS-CoV-2 S RBD</text:p>
          </table:table-cell>
          <table:table-cell office:value-type="string" calcext:value-type="string">
            <text:p>Etesevimab</text:p>
          </table:table-cell>
        </table:table-row>
        <table:table-row table:style-name="ro1">
          <table:table-cell/>
          <table:table-cell office:value-type="string" calcext:value-type="string">
            <text:p>LY-CoV016</text:p>
          </table:table-cell>
          <table:table-cell office:value-type="string" calcext:value-type="string">
            <text:p>mAb hIgG1</text:p>
          </table:table-cell>
          <table:table-cell office:value-type="string" calcext:value-type="string">
            <text:p>SARS-CoV-2 S RBD</text:p>
          </table:table-cell>
          <table:table-cell office:value-type="string" calcext:value-type="string">
            <text:p>Etesevimab</text:p>
          </table:table-cell>
        </table:table-row>
        <table:table-row table:style-name="ro1">
          <table:table-cell/>
          <table:table-cell office:value-type="string" calcext:value-type="string">
            <text:p>LY-CoV555</text:p>
          </table:table-cell>
          <table:table-cell office:value-type="string" calcext:value-type="string">
            <text:p>mAb hIgG1</text:p>
          </table:table-cell>
          <table:table-cell office:value-type="string" calcext:value-type="string">
            <text:p>SARS-CoV-2 S</text:p>
          </table:table-cell>
          <table:table-cell office:value-type="string" calcext:value-type="string">
            <text:p>Bamlanivimab</text:p>
          </table:table-cell>
        </table:table-row>
      </table:table>
      <table:table table:name="Comments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/>
          <table:table-cell table:style-name="ce9"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j? Uncertain if adjective/adverb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ourc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Med abstracts: 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iod: all from 2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sition: (appro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% Immuno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% Pharmaceutical 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% Other</text:p>
          </table:table-cell>
          <table:table-cell/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1048576">
          <table:sort>
            <table:sort-by table:field-number="0" table:data-type="automatic"/>
          </table:sort>
        </table:database-range>
        <table:database-range table:name="__Anonymous_Sheet_DB__2" table:target-range-address="Chem.B1:Chem.E1048576">
          <table:sort>
            <table:sort-by table:field-number="0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B1:Abbr.E1048576">
          <table:sort>
            <table:sort-by table:field-number="0" table:data-type="automatic"/>
          </table:sort>
        </table:database-range>
        <table:database-range table:name="__Anonymous_Sheet_DB__5" table:target-range-address="Genes.B1:Genes.E1048576">
          <table:sort>
            <table:sort-by table:field-number="0" table:data-type="automatic"/>
          </table:sort>
        </table:database-range>
        <table:database-range table:name="__Anonymous_Sheet_DB__6" table:target-range-address="Names.B1:Names.E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7" table:target-range-address="CellLines.B1:CellLine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23:50:24.01034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3-08T03:12:24.763285400</dc:date>
    <dc:creator>Leonard Mada</dc:creator>
    <meta:editing-duration>P2DT8H31M38S</meta:editing-duration>
    <meta:editing-cycles>1099</meta:editing-cycles>
    <meta:generator>LibreOffice/26.2.1.2$Windows_X86_64 LibreOffice_project/620$Build-2</meta:generator>
    <meta:document-statistic meta:table-count="10" meta:cell-count="3379" meta:object-count="0"/>
  </office:meta>
</office:document-meta>
</file>